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</office:font-face-decls>
  <office:automatic-styles>
    <style:style style:name="P1" style:family="paragraph" style:parent-style-name="Standard">
      <style:paragraph-properties fo:text-align="center" fo:line-height="115%"/>
      <style:text-properties style:font-name="Arial" fo:font-size="18.0pt" fo:color="#222222"/>
    </style:style>
    <style:style style:name="P2" style:family="paragraph" style:parent-style-name="Standard">
      <style:paragraph-properties fo:line-height="115%"/>
      <style:text-properties style:font-name="Arial" fo:font-size="18.0pt" fo:color="#000000"/>
    </style:style>
    <style:style style:name="P3" style:family="paragraph" style:parent-style-name="Standard">
      <style:paragraph-properties fo:line-height="115%"/>
      <style:text-properties style:font-name="Arial" fo:font-size="18.0pt" fo:color="#222222"/>
    </style:style>
    <style:style style:name="P4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Arial" fo:font-size="18.0pt" fo:color="#1155cc"/>
    </style:style>
    <style:style style:name="P5" style:family="paragraph" style:parent-style-name="Standard">
      <style:paragraph-properties fo:line-height="115%"/>
      <style:text-properties style:font-name="Arial" fo:font-size="18.0pt" fo:color="#1155cc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font-style="italic" fo:font-style-asian="italic" fo:font-style-complex="italic"/>
    </style:style>
    <style:style style:name="T3" style:family="text">
      <style:text-properties fo:font-style="italic" fo:font-style-asian="italic" fo:font-style-complex="italic" fo:font-weight="bold" fo:font-weight-asian="bold" fo:font-weight-complex="bold"/>
    </style:style>
    <style:style style:name="T4" style:family="text">
      <style:text-properties style:text-underline-style="solid"/>
    </style:style>
    <style:style style:name="T5" style:family="text">
      <style:text-properties style:text-underline-style="solid" fo:color="#1155cc"/>
    </style:style>
    <style:style style:name="T6" style:family="text">
      <style:text-properties fo:font-style="italic" fo:font-style-asian="italic" fo:font-style-complex="italic" fo:color="#222222"/>
    </style:style>
    <style:style style:name="T7" style:family="text">
      <style:text-properties fo:font-style="italic" fo:font-style-asian="italic" fo:font-style-complex="italic" style:text-underline-style="soli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Cahier des charges </text:span></text:p>
      <text:p text:style-name="P1"><text:span text:style-name="T1">d'une Application "Mobile-First"</text:span></text:p>
      <text:p text:style-name="P2"/>
      <text:p text:style-name="P2"/>
      <text:p text:style-name="P2"/>
      <text:p text:style-name="P3"><text:span text:style-name="T2">But de cet exercice : </text:span><text:span text:style-name="T3">Faire travailler l'existant + API</text:span></text:p>
      <text:p text:style-name="P3"><text:span text:style-name="T2">Temps: </text:span><text:span text:style-name="T3">A faire sur 5 jours (Mercredi - Lundi)</text:span></text:p>
      <text:p text:style-name="P2"><text:span text:style-name="T2">Stacks</text:span>: <text:s/>MaterializeCss + Jquery + SASS + Gulp + Plugins Jquery + API + ES6/Module ES5</text:p>
      <text:p text:style-name="P2"/>
      <text:p text:style-name="P2"/>
      <text:p text:style-name="P1"><text:span text:style-name="T1">Magasins de Sources D'aides</text:span></text:p>
      <text:p text:style-name="P2"/>
      <text:list text:style-name="L1">
        <text:list-item>
          <text:p text:style-name="P4"><text:a xlink:type="simple" xlink:href="http://jsfiddle.net/Braulio/vDr36/"><text:span text:style-name="T4">http://jsfiddle.net/Braulio/vDr36/</text:span></text:a></text:p>
        </text:list-item>
        <text:list-item>
          <text:p text:style-name="P4"><text:a xlink:type="simple" xlink:href="http://codepen.io/olivertaylor/pen/NNZjeo"><text:span text:style-name="T4">http://codepen.io/olivertaylor/pen/NNZjeo</text:span></text:a></text:p>
        </text:list-item>
        <text:list-item>
          <text:p text:style-name="P4"><text:a xlink:type="simple" xlink:href="http://codepen.io/SitePoint/pen/vKXZrz"><text:span text:style-name="T4">http://codepen.io/SitePoint/pen/vKXZrz</text:span></text:a></text:p>
        </text:list-item>
        <text:list-item>
          <text:p text:style-name="P4"><text:a xlink:type="simple" xlink:href="https://www.sitepoint.com/load-flickr-photos-using-jsonapi/"><text:span text:style-name="T4">https://www.sitepoint.com/load-flickr-photos-using-jsonapi/</text:span></text:a></text:p>
        </text:list-item>
        <text:list-item>
          <text:p text:style-name="P4"><text:a xlink:type="simple" xlink:href="https://www.sitepoint.com/jsonp-examples/"><text:span text:style-name="T4">https://www.sitepoint.com/jsonp-examples/</text:span></text:a></text:p>
        </text:list-item>
        <text:list-item>
          <text:p text:style-name="P4"><text:a xlink:type="simple" xlink:href="https://api.flickr.com/services/feeds/photos_public.gne"><text:span text:style-name="T4">https://api.flickr.com/services/feeds/photos_public.gne</text:span></text:a></text:p>
        </text:list-item>
        <text:list-item>
          <text:p text:style-name="P4"><text:a xlink:type="simple" xlink:href="http://materializecss.com/grid.html"><text:span text:style-name="T4">http://materializecss.com/grid.html</text:span></text:a></text:p>
        </text:list-item>
        <text:list-item>
          <text:p text:style-name="P4"><text:a xlink:type="simple" xlink:href="http://materializecss.com/media-css.html"><text:span text:style-name="T4">http://materializecss.com/media-css.html</text:span></text:a></text:p>
        </text:list-item>
        <text:list-item>
          <text:p text:style-name="P4"><text:a xlink:type="simple" xlink:href="http://codepen.io/mike-north/pen/MwVoYp"><text:span text:style-name="T4">http://codepen.io/mike-north/pen/MwVoYp</text:span></text:a></text:p>
        </text:list-item>
        <text:list-item>
          <text:p text:style-name="P4"><text:a xlink:type="simple" xlink:href="https://scotch.io/tutorials/make-material-design-websites-with-the-materialize-css-framework"><text:span text:style-name="T4">https://scotch.io/tutorials/make-material-design-websites-with-the-materialize-css-framework</text:span></text:a></text:p>
        </text:list-item>
        <text:list-item>
          <text:p text:style-name="P4"><text:a xlink:type="simple" xlink:href="http://materializecss.com/side-nav.html"><text:span text:style-name="T4">http://materializecss.com/side-nav.html</text:span></text:a></text:p>
        </text:list-item>
        <text:list-item>
          <text:p text:style-name="P4"><text:a xlink:type="simple" xlink:href="http://materializecss.com/navbar.html"><text:span text:style-name="T4">http://materializecss.com/navbar.html</text:span></text:a></text:p>
        </text:list-item>
        <text:list-item>
          <text:p text:style-name="P4"><text:a xlink:type="simple" xlink:href="http://tympanus.net/Development/GridLoadingEffects/"><text:span text:style-name="T4">http://tympanus.net/Development/GridLoadingEffects/</text:span></text:a></text:p>
        </text:list-item>
        <text:list-item>
          <text:p text:style-name="P4"><text:a xlink:type="simple" xlink:href="http://tympanus.net/codrops/2013/07/02/loading-effects-for-grid-items-with-css-animations/"><text:span text:style-name="T4">http://tympanus.net/codrops/2013/07/02/loading-effects-for-grid-items-with-css-animations/</text:span></text:a></text:p>
        </text:list-item>
        <text:list-item>
          <text:p text:style-name="P4"><text:a xlink:type="simple" xlink:href="https://www.flickr.com/services/api/"><text:span text:style-name="T4">https://www.flickr.com/services/api/</text:span></text:a></text:p>
        </text:list-item>
        <text:list-item>
          <text:p text:style-name="P4"><text:a xlink:type="simple" xlink:href="http://www.alsacreations.com/article/lire/1402-web-storage-localstorage-sessionstorage.html"><text:span text:style-name="T4">http://www.alsacreations.com/article/lire/1402-web-storage-localstorage-sessionstorage.html</text:span></text:a></text:p>
        </text:list-item>
        <text:list-item>
          <text:p text:style-name="P4"><text:a xlink:type="simple" xlink:href="https://www.npmjs.com/package/gulp-uncss"><text:span text:style-name="T4">https://www.npmjs.com/package/gulp-uncss</text:span></text:a></text:p>
        </text:list-item>
        <text:list-item>
          <text:p text:style-name="P4"><text:a xlink:type="simple" xlink:href="http://thesassway.com/intermediate/using-source-maps-with-sass"><text:span text:style-name="T4">http://thesassway.com/intermediate/using-source-maps-with-sass</text:span></text:a></text:p>
        </text:list-item>
        <text:list-item>
          <text:p text:style-name="P4"><text:a xlink:type="simple" xlink:href="http://materializecss.com/preloader.html"><text:span text:style-name="T4">http://materializecss.com/preloader.html</text:span></text:a></text:p>
        </text:list-item>
        <text:list-item>
          <text:p text:style-name="P4"><text:a xlink:type="simple" xlink:href="http://materializecss.com/transitions.html"><text:span text:style-name="T4">http://materializecss.com/transitions.html</text:span></text:a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Etape 0/ Créer un Environnement à l’application</text:p>
      <text:p text:style-name="P2"/>
      <text:p text:style-name="P3"><text:s/>Créer un environnement avec Gulp et Bower <text:s/>"<text:span text:style-name="T2">Ready To Go</text:span>" avec:</text:p>
      <text:p text:style-name="P2"/>
      <text:p text:style-name="P3">+ L’environnement <text:span text:style-name="T1">GULP et ses plugins </text:span>en implémentant les plugins <text:span text:style-name="T1">gulp-size</text:span><text:s/>(taille du fichier), puis <text:span text:style-name="T1">gulp-uncss</text:span><text:s text:c="2"/>et mettre en place les <text:span text:style-name="T1">SourceMaps</text:span><text:s/>a travers<text:span text:style-name="T1"><text:s/>gulp-sass</text:span>: <text:a xlink:type="simple" xlink:href="https://github.com/dlmanning/gulp-sass"><text:span text:style-name="T5">https://github.com/dlmanning/gulp-sass</text:span></text:a></text:p>
      <text:p text:style-name="P2"/>
      <text:p text:style-name="P5"><text:span text:style-name="T6">Petite pause: Lire l'article suivant sur les SourceMap en Navigateur: </text:span><text:a xlink:type="simple" xlink:href="https://developer.mozilla.org/fr/docs/Outils/D%C3%A9bogueur/Comment/Utiliser_une_source_map"><text:span text:style-name="T7">https://developer.mozilla.org/fr/docs/Outils/D%C3%A9bogueur/Comment/Utiliser_une_source_map</text:span></text:a></text:p>
      <text:p text:style-name="P2"/>
      <text:p text:style-name="P2"/>
      <text:p text:style-name="P3">+ Créer <text:span text:style-name="T1">une architecture SASS</text:span><text:s/>pour préparer la mise en forme de l’application à travers ses composants <text:span text:style-name="T1">Grille</text:span>, des <text:span text:style-name="T1">Cards</text:span>, la <text:span text:style-name="T1">SideNav</text:span><text:s/>et le <text:span text:style-name="T1">Formulaire et les Inputs</text:span></text:p>
      <text:p text:style-name="P2"/>
      <text:p text:style-name="P3">+ Créer un<text:span text:style-name="T1"><text:s/>Repository sur Github </text:span>“<text:span text:style-name="T1">AppFlickr</text:span>” et synchroniser votre environement avec GIT <text:span text:style-name="T2">(git init, git add origin, git add, git commit, git push...)</text:span><text:s/>avec un README.MD a la racine en guise de notice. Faire un premier push de l’environnement :)</text:p>
      <text:p text:style-name="P2"/>
      <text:p text:style-name="P2"/>
      <text:p text:style-name="P3">---------------------------------------------------------------------------------------------------------------------------</text:p>
      <text:p text:style-name="P2"/>
      <text:p text:style-name="P2"/>
      <text:p text:style-name="P2"/>
      <text:p text:style-name="P3">Etape 1/ Ajax avec l'API Flickr</text:p>
      <text:p text:style-name="P2"/>
      <text:p text:style-name="P2"/>
      <text:p text:style-name="P3">1/ Créer un Menu Navbar de 5 Buttons centrés sur la pages:<text:span text:style-name="T2"><text:s/>Javascript - PHP - AngularJs - HTML - CSS</text:span></text:p>
      <text:p text:style-name="P2"/>
      <text:p text:style-name="P3">2/ Quand je clique sur un boutton, cela m’ajoute une classe active sur le bouton et ça me charge des images en AJAX les photos Flickr avec la fonction $.ajax() <text:s/>dans une Grid de photos</text:p>
      <text:p text:style-name="P2"/>
      <text:p text:style-name="P3">4/ Mettre en, place une SideNav et a l’intérieur un formulaire avec 2 éléments en Materializecss. Le formulaire aura les champs suivants: </text:p>
      <text:p text:style-name="P2"/>
      <text:p text:style-name="P3"><text:s/>+ un champs input "Tags"</text:p>
      <text:p text:style-name="P3">+ un bouton de soumission "Ajouter d'autre photos"</text:p>
      <text:p text:style-name="P3">Quand je saisis un texte, cela m’ajoute un bouton “actif” au Menu et me charge les images en conséquant</text:p>
      <text:p text:style-name="P3">5/ Afficher les tags saisies du formulaire avec des Chips de Materializecss <text:a xlink:type="simple" xlink:href="http://materializecss.com/chips.html"><text:span text:style-name="T5">http://materializecss.com/chips.html</text:span></text:a></text:p>
      <text:p text:style-name="P3">6/ Mettre en mémoire les Tags saisies grâce a Session Storage <text:s/></text:p>
      <text:p text:style-name="P3">7/ Quand on arrive sur l'application, par défaut les tags se recharge ainsi que les photos associés</text:p>
      <text:p text:style-name="P3">8/ Ajouter un Range Slider Materialize CSS qui me permet d'afficher un nombre limité d'items dans la Grid ( de 10 à 100)</text:p>
      <text:p text:style-name="P2"/>
      <text:p text:style-name="P2"/>
      <text:p text:style-name="P2"/>
      <text:p text:style-name="P1"><text:span text:style-name="T1">Magasin à Bonus</text:span></text:p>
      <text:p text:style-name="P2"/>
      <text:p text:style-name="P3"><text:span text:style-name="T2">Bonus: Préparer en SASS les medias queries pour tablette, phablette et smartphone de l’application</text:span></text:p>
      <text:p text:style-name="P3"><text:span text:style-name="T2">Bonus: Ajouter “Pre-loader” une animation qui se lance au chargement des photos en AJAX</text:span></text:p>
      <text:p text:style-name="P3"><text:span text:style-name="T2">Bonus: Je peux ajouter plusieurs tags séparés par des virgules</text:span></text:p>
      <text:p text:style-name="P3"><text:span text:style-name="T2">Bonus: Ajouter le plugin Masonry et un effet au scroll <text:s/>http://tympanus.net/codrops/2013/07/02/loading-effects-for-grid-items-with-css-animations/</text:span></text:p>
      <text:p text:style-name="P3"><text:span text:style-name="T2">Bonus: Créer un classe Flickr en ES6 transpilé par Babel avec le module npm Babelify afind e factoriser les fonctionalités dans une classe qui gères tout le fonctionement <text:s/>logique de l’applications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6</meta:generator>
  </office:meta>
</office:document-meta>
</file>